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5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aße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Thoma-Str./Mathias Grünewal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thof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enstraße/Bas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O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Q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fang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täuser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8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sstr./Hebel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lin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d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tunnel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an-Stolz-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enhofstr./Großta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